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{ useState } from 'react';</text:p>
      <text:p text:style-name="Standard">import logoItta from '../../assets/imgs/fluent_brain-circuit-24-regular.png';</text:p>
      <text:p text:style-name="Standard">import { FaEye, FaEyeSlash } from "react-icons/fa";</text:p>
      <text:p text:style-name="Standard">import logoLogin from '../../assets/svg/imgLogin.svg';</text:p>
      <text:p text:style-name="Standard">import Cookies from 'js-cookie';</text:p>
      <text:p text:style-name="Standard">import { useNavigate } from 'react-router-dom';</text:p>
      <text:p text:style-name="Standard">import { useUser } from '../../Context/UserContext'; </text:p>
      <text:p text:style-name="Standard"/>
      <text:p text:style-name="Standard">function parseJwt(token: string) {</text:p>
      <text:p text:style-name="Standard"><text:s text:c="2"/>try {</text:p>
      <text:p text:style-name="Standard"><text:s text:c="4"/>return JSON.parse(atob(token.split('.')[1]));</text:p>
      <text:p text:style-name="Standard"><text:s text:c="2"/>} catch (e) {</text:p>
      <text:p text:style-name="Standard"><text:s text:c="4"/>console.error("Invalid token:", e);</text:p>
      <text:p text:style-name="Standard"><text:s text:c="4"/>return null;</text:p>
      <text:p text:style-name="Standard"><text:s text:c="2"/>}</text:p>
      <text:p text:style-name="Standard">}</text:p>
      <text:p text:style-name="Standard"/>
      <text:p text:style-name="Standard">function Login() {</text:p>
      <text:p text:style-name="Standard"><text:s text:c="2"/>const [email, setEmail] = useState('');</text:p>
      <text:p text:style-name="Standard"><text:s text:c="2"/>const [senha, setSenha] = useState('');</text:p>
      <text:p text:style-name="Standard"><text:s text:c="2"/>const [passwordVisible, setPasswordVisible] = useState(false);</text:p>
      <text:p text:style-name="Standard"><text:s text:c="2"/>const [error, setError] = useState('');</text:p>
      <text:p text:style-name="Standard"/>
      <text:p text:style-name="Standard"><text:s text:c="2"/>const navigate = useNavigate();</text:p>
      <text:p text:style-name="Standard"><text:s text:c="2"/>const { setUserId } = useUser(); </text:p>
      <text:p text:style-name="Standard"/>
      <text:p text:style-name="Standard"><text:s text:c="2"/>const togglePasswordVisibility = () =&gt; setPasswordVisible(!passwordVisible);</text:p>
      <text:p text:style-name="Standard"/>
      <text:p text:style-name="Standard"><text:s text:c="2"/>const handleSubmit = async (event: React.FormEvent) =&gt; {</text:p>
      <text:p text:style-name="Standard"><text:s text:c="4"/>event.preventDefault();</text:p>
      <text:p text:style-name="Standard"><text:s text:c="4"/></text:p>
      <text:p text:style-name="Standard"><text:s text:c="4"/>try {</text:p>
      <text:p text:style-name="Standard"><text:s text:c="6"/>const response = await fetch('http://localhost:3000/auth/login', {</text:p>
      <text:p text:style-name="Standard"><text:s text:c="8"/>method: 'POST',</text:p>
      <text:p text:style-name="Standard"><text:s text:c="8"/>headers: { 'Content-Type': 'application/json' },</text:p>
      <text:p text:style-name="Standard"><text:s text:c="8"/>body: JSON.stringify({ email, senha }),</text:p>
      <text:p text:style-name="Standard"><text:s text:c="8"/>credentials: 'include', </text:p>
      <text:p text:style-name="Standard"><text:s text:c="6"/>});</text:p>
      <text:p text:style-name="Standard"/>
      <text:p text:style-name="Standard"><text:s text:c="6"/>if (response.ok) {</text:p>
      <text:p text:style-name="Standard"><text:s text:c="8"/>const data = await response.json();</text:p>
      <text:p text:style-name="Standard"><text:s text:c="8"/>const token = data.access_token;</text:p>
      <text:p text:style-name="Standard"/>
      <text:p text:style-name="Standard"><text:s text:c="8"/>// Armazena o token em cookies</text:p>
      <text:p text:style-name="Standard"><text:s text:c="8"/>Cookies.set('authToken', token, { expires: 1 });</text:p>
      <text:p text:style-name="Standard"/>
      <text:p text:style-name="Standard"><text:s text:c="8"/>// Decodifica o token JWT para obter o ID do usuário e as roles</text:p>
      <text:p text:style-name="Standard"><text:s text:c="8"/>const decodedToken = parseJwt(token);</text:p>
      <text:p text:style-name="Standard"><text:s text:c="8"/>if (decodedToken) {</text:p>
      <text:p text:style-name="Standard"><text:s text:c="10"/>setUserId(decodedToken.sub); // Atualiza o ID do usuário no contexto</text:p>
      <text:p text:style-name="Standard"/>
      <text:p text:style-name="Standard"><text:s text:c="10"/>const roles = decodedToken.roles || [0];</text:p>
      <text:p text:style-name="Standard"><text:soft-page-break/></text:p>
      <text:p text:style-name="Standard"><text:s text:c="10"/>if (roles.includes('admin')) {</text:p>
      <text:p text:style-name="Standard"><text:s text:c="12"/>navigate('/Colaboradores');</text:p>
      <text:p text:style-name="Standard"><text:s text:c="10"/>} else {</text:p>
      <text:p text:style-name="Standard"><text:s text:c="12"/>navigate('/Inicio');</text:p>
      <text:p text:style-name="Standard"><text:s text:c="10"/>}</text:p>
      <text:p text:style-name="Standard"><text:s text:c="8"/>}</text:p>
      <text:p text:style-name="Standard"><text:s text:c="6"/>} else {</text:p>
      <text:p text:style-name="Standard"><text:s text:c="8"/>setError("Email ou senha inválido.");</text:p>
      <text:p text:style-name="Standard"><text:s text:c="6"/>}</text:p>
      <text:p text:style-name="Standard"><text:s text:c="4"/>} catch (error) {</text:p>
      <text:p text:style-name="Standard"><text:s text:c="6"/>console.error('Error:', error);</text:p>
      <text:p text:style-name="Standard"><text:s text:c="6"/>setError("Ocorreu um erro!");</text:p>
      <text:p text:style-name="Standard"><text:s text:c="4"/>}</text:p>
      <text:p text:style-name="Standard"><text:s text:c="2"/>};</text:p>
      <text:p text:style-name="Standard"/>
      <text:p text:style-name="Standard"><text:s text:c="2"/>return (</text:p>
      <text:p text:style-name="Standard"><text:s text:c="4"/>&lt;div className='w-full h-screen grid lg:grid-cols-2 bg-[#e1e1e1] relative overflow-y-auto'&gt;</text:p>
      <text:p text:style-name="Standard"><text:s text:c="6"/>&lt;aside className='w-full max-h-screen lg:rounded-tr-[20%] lg:rounded-br-[20%] bg-[#2C2C2C] shadow-2xl shadow-slate-600 flex flex-col p-4'&gt;</text:p>
      <text:p text:style-name="Standard"><text:s text:c="8"/>&lt;form className='flex flex-col flex-grow mx-auto max-w-md' onSubmit={handleSubmit}&gt;</text:p>
      <text:p text:style-name="Standard"><text:s text:c="10"/>&lt;div className='flex justify-center items-center mb-8'&gt;</text:p>
      <text:p text:style-name="Standard"><text:s text:c="12"/>&lt;img className='w-[80px] h-[80px]' src={logoItta} alt="Logo Itta" /&gt;</text:p>
      <text:p text:style-name="Standard"><text:s text:c="12"/>&lt;h1 className='text-[#fff] text-[3rem] md:text-[4rem]'&gt;</text:p>
      <text:p text:style-name="Standard"><text:s text:c="14"/>IT&lt;span className='text-[#173BF4]'&gt;T&lt;/span&gt;A</text:p>
      <text:p text:style-name="Standard"><text:s text:c="12"/>&lt;/h1&gt;</text:p>
      <text:p text:style-name="Standard"><text:s text:c="10"/>&lt;/div&gt;</text:p>
      <text:p text:style-name="Standard"><text:s text:c="10"/>&lt;h2 className='text-[2rem] md:text-[3rem] font-medium text-[#fff] text-center mb-10'&gt;Entre&lt;/h2&gt;</text:p>
      <text:p text:style-name="Standard"><text:s text:c="10"/>&lt;div className='flex flex-col gap-6'&gt;</text:p>
      <text:p text:style-name="Standard"><text:s text:c="12"/>&lt;div className='flex bg-white rounded-lg px-4 py-2'&gt;</text:p>
      <text:p text:style-name="Standard"><text:s text:c="14"/>&lt;input</text:p>
      <text:p text:style-name="Standard"><text:s text:c="16"/>type="email"</text:p>
      <text:p text:style-name="Standard"><text:s text:c="16"/>placeholder="Email"</text:p>
      <text:p text:style-name="Standard"><text:s text:c="16"/>value={email}</text:p>
      <text:p text:style-name="Standard"><text:s text:c="16"/>onChange={(e) =&gt; setEmail(e.target.value)}</text:p>
      <text:p text:style-name="Standard"><text:s text:c="16"/>className="py-2 text-gray-700 text-lg placeholder-gray-500 w-full bg-transparent rounded-l-lg outline-none"</text:p>
      <text:p text:style-name="Standard"><text:s text:c="16"/>required</text:p>
      <text:p text:style-name="Standard"><text:s text:c="14"/>/&gt;</text:p>
      <text:p text:style-name="Standard"><text:s text:c="12"/>&lt;/div&gt;</text:p>
      <text:p text:style-name="Standard"><text:s text:c="12"/>&lt;div className='flex bg-white rounded-lg px-4 py-2'&gt;</text:p>
      <text:p text:style-name="Standard"><text:s text:c="14"/>&lt;input</text:p>
      <text:p text:style-name="Standard"><text:s text:c="16"/>type={passwordVisible ? "text" : "password"}</text:p>
      <text:p text:style-name="Standard"><text:s text:c="16"/>placeholder="Senha"</text:p>
      <text:p text:style-name="Standard"><text:s text:c="16"/>value={senha}</text:p>
      <text:p text:style-name="Standard"><text:s text:c="16"/>onChange={(e) =&gt; setSenha(e.target.value)}</text:p>
      <text:p text:style-name="Standard"><text:s text:c="16"/>className="py-2 text-gray-700 text-lg placeholder-gray-500 w-full bg-transparent rounded-l-lg outline-none"</text:p>
      <text:p text:style-name="Standard"><text:s text:c="16"/>required</text:p>
      <text:p text:style-name="Standard"><text:s text:c="14"/>/&gt;</text:p>
      <text:p text:style-name="Standard"><text:s text:c="14"/>&lt;button</text:p>
      <text:p text:style-name="Standard"><text:soft-page-break/><text:s text:c="16"/>type="button"</text:p>
      <text:p text:style-name="Standard"><text:s text:c="16"/>className='w-10 flex items-center justify-center'</text:p>
      <text:p text:style-name="Standard"><text:s text:c="16"/>onClick={togglePasswordVisibility}</text:p>
      <text:p text:style-name="Standard"><text:s text:c="14"/>&gt;</text:p>
      <text:p text:style-name="Standard"><text:s text:c="16"/>{passwordVisible ? &lt;FaEyeSlash /&gt; : &lt;FaEye /&gt;}</text:p>
      <text:p text:style-name="Standard"><text:s text:c="14"/>&lt;/button&gt;</text:p>
      <text:p text:style-name="Standard"><text:s text:c="12"/>&lt;/div&gt;</text:p>
      <text:p text:style-name="Standard"><text:s text:c="12"/>{error &amp;&amp; &lt;p className='text-red-500 text-center'&gt;{error}&lt;/p&gt;}</text:p>
      <text:p text:style-name="Standard"><text:s text:c="10"/>&lt;/div&gt;</text:p>
      <text:p text:style-name="Standard"><text:s text:c="10"/>&lt;a href="/esqueceusenha" className='text-right text-[#173BF4] text-lg'&gt;Esqueceu a senha?&lt;/a&gt;</text:p>
      <text:p text:style-name="Standard"><text:s text:c="10"/>&lt;div className='flex justify-center my-8'&gt;</text:p>
      <text:p text:style-name="Standard"><text:s text:c="12"/>&lt;button</text:p>
      <text:p text:style-name="Standard"><text:s text:c="14"/>type="submit"</text:p>
      <text:p text:style-name="Standard"><text:s text:c="14"/>className='text-[#ffffff] bg-[#173BF4] w-full py-2 rounded-lg text-[24px]'</text:p>
      <text:p text:style-name="Standard"><text:s text:c="12"/>&gt;</text:p>
      <text:p text:style-name="Standard"><text:s text:c="14"/>Entrar</text:p>
      <text:p text:style-name="Standard"><text:s text:c="12"/>&lt;/button&gt;</text:p>
      <text:p text:style-name="Standard"><text:s text:c="10"/>&lt;/div&gt;</text:p>
      <text:p text:style-name="Standard"><text:s text:c="8"/>&lt;/form&gt;</text:p>
      <text:p text:style-name="Standard"><text:s text:c="8"/>&lt;div className='fixed-bottom text-center'&gt;</text:p>
      <text:p text:style-name="Standard"><text:s text:c="10"/>&lt;p className='text-slate-50 text-sm'&gt;</text:p>
      <text:p text:style-name="Standard"><text:s text:c="12"/>Ainda não tem uma conta? &lt;span className='text-[#173bf4]'&gt;&lt;a href="/cadastro"&gt;Cadastre-se&lt;/a&gt;&lt;/span&gt;</text:p>
      <text:p text:style-name="Standard"><text:s text:c="10"/>&lt;/p&gt;</text:p>
      <text:p text:style-name="Standard"><text:s text:c="8"/>&lt;/div&gt;</text:p>
      <text:p text:style-name="Standard"><text:s text:c="6"/>&lt;/aside&gt;</text:p>
      <text:p text:style-name="Standard"><text:s text:c="6"/>&lt;aside className="hidden lg:flex items-center justify-center w-full h-full"&gt;</text:p>
      <text:p text:style-name="Standard"><text:s text:c="8"/>&lt;img className="mx-20" src={logoLogin} alt="logoLogin" /&gt;</text:p>
      <text:p text:style-name="Standard"><text:s text:c="6"/>&lt;/aside&gt;</text:p>
      <text:p text:style-name="Standard"><text:s text:c="4"/>&lt;/div&gt;</text:p>
      <text:p text:style-name="Standard"><text:s text:c="2"/>);</text:p>
      <text:p text:style-name="Standard">}</text:p>
      <text:p text:style-name="Standard"/>
      <text:p text:style-name="Standard">export default Login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3:58:41.179021998</meta:creation-date>
    <dc:date>2024-09-27T14:21:01.446411495</dc:date>
    <meta:editing-duration>PT12M9S</meta:editing-duration>
    <meta:editing-cycles>1</meta:editing-cycles>
    <meta:document-statistic meta:table-count="0" meta:image-count="0" meta:object-count="0" meta:page-count="3" meta:paragraph-count="121" meta:word-count="409" meta:character-count="4821" meta:non-whitespace-character-count="3523"/>
    <meta:generator>LibreOffice/24.2.5.2$Linux_X86_64 LibreOffice_project/420$Build-2</meta:generator>
  </office:meta>
</office:document-meta>
</file>